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2_2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1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Type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Joseph Blumenthal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December 7, 1892</text:p>
      <text:p text:style-name="P4">Month<text:tab/><text:tab/><text:tab/><text:tab/><text:tab/><text:tab/>December</text:p>
      <text:p text:style-name="P4">Year<text:tab/><text:tab/><text:tab/><text:tab/><text:tab/><text:tab/>1892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Letter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Hon. Joseph Blumenthal,/</text:p>
      <text:p text:style-name="P2">My dear Sir:/</text:p>
      <text:p text:style-name="P2"><text:tab/>Thanks for remittance. <text:s/>Isaac Husick has been ill, but/ now he has recovered. <text:s/>I am glad that you will have Saturday afternoon's/ services. <text:s/>It would indeed afford me great satisfaction to be with you on/ the initial occasion, but unfortunately I cannot absent myself from this/ city, more especially then. <text:s/>I realize that I am the person who ought to/ start the undertaking, and I confess <text:span text:style-name="T2">entre nous</text:span><text:span text:style-name="T3">, that if Dr. H. P. Mendes/ had been in N.Y., I would have preferred him to any other, but situated/ as we are, we must yield to circumstances. <text:s/>I trust to be able to see you,/ on Monday next./</text:span></text:p>
      <text:p text:style-name="P2"><text:span text:style-name="T3"><text:tab/>I had determined in my mind to visit the Seminary/ with frequency, and I was there a fortnight ago; but during this week,/ occupations have multiplied, and I dared not leave. <text:s/>I was surprised to/ read </text:span><text:soft-page-break/><text:span text:style-name="T3">that Dr. Jaffa teaches Yalkut. <text:s/>Several are my objections, of which I may/ speak, when we first met. <text:s/>I do trust that Speaker will enforce discipline/ mildly. <text:s/>I wish Levine to see only what is calculated to inspire him with/ reverence for Hebrew learning and respect for the institution. <text:s/>My pupils/ here, I think, will do us credit. <text:s/>If we could only fill two or three pul-/pits with piously enlightened preachers! <text:s/>let us hope and hope on./ <text:s/>Yours truly,/ S. Morais./ </text:span></text:p>
      <text:p text:style-name="P2"><text:span text:style-name="T3">Phila. Dec 7, 1892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22:04.86</meta:creation-date>
    <meta:document-statistic meta:table-count="0" meta:image-count="0" meta:object-count="0" meta:page-count="3" meta:paragraph-count="69" meta:word-count="402" meta:character-count="2616"/>
    <dc:date>2011-12-07T14:28:18.77</dc:date>
    <dc:creator>Penn Libraries</dc:creator>
    <meta:editing-duration>PT00H06M14S</meta:editing-duration>
    <meta:editing-cycles>1</meta:editing-cycles>
    <meta:generator>OpenOffice.org/3.2$Win32 OpenOffice.org_project/320m12$Build-9483</meta:generator>
  </office:meta>
</office:document-meta>
</file>